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006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4.145cm"/>
    </style:style>
    <style:style style:name="co4" style:family="table-column">
      <style:table-column-properties fo:break-before="auto" style:column-width="2.81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99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6600"/>
    </style:style>
    <style:style style:name="ce4" style:family="table-cell" style:parent-style-name="Default">
      <style:table-cell-properties fo:background-color="#ffcc00"/>
    </style:style>
    <style:style style:name="ce5" style:family="table-cell" style:parent-style-name="Default" style:data-style-name="N100"/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0" table:default-cell-style-name="Default"/>
        <table:table-row table:style-name="ro1">
          <table:table-cell office:value-type="string" calcext:value-type="string">
            <text:p>Threshold200 Windows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style-name="ce2"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style-name="ce5" table:formula="of:=AVERAGE([.B3:.J7])" office:value-type="float" office:value="33.8" calcext:value-type="float">
            <text:p>33.8</text:p>
          </table:table-cell>
          <table:table-cell office:value-type="float" office:value="100" calcext:value-type="float">
            <text:p>100</text:p>
          </table:table-cell>
          <table:table-cell table:formula="of:=[.B3]/0.5824" office:value-type="float" office:value="48.0769230769231" calcext:value-type="float">
            <text:p>48.0769230769</text:p>
          </table:table-cell>
          <table:table-cell table:formula="of:=[.C3]/0.5824" office:value-type="float" office:value="53.228021978022" calcext:value-type="float">
            <text:p>53.228021978</text:p>
          </table:table-cell>
          <table:table-cell table:style-name="ce4" table:formula="of:=[.D3]/0.5824" office:value-type="float" office:value="63.5302197802198" calcext:value-type="float">
            <text:p>63.5302197802</text:p>
          </table:table-cell>
          <table:table-cell table:formula="of:=[.E3]/0.5824" office:value-type="float" office:value="54.9450549450549" calcext:value-type="float">
            <text:p>54.9450549451</text:p>
          </table:table-cell>
          <table:table-cell table:style-name="ce4" table:formula="of:=[.F3]/0.5824" office:value-type="float" office:value="65.2472527472527" calcext:value-type="float">
            <text:p>65.2472527473</text:p>
          </table:table-cell>
          <table:table-cell table:formula="of:=[.G3]/0.5824" office:value-type="float" office:value="58.3791208791209" calcext:value-type="float">
            <text:p>58.3791208791</text:p>
          </table:table-cell>
          <table:table-cell table:formula="of:=[.H3]/0.5824" office:value-type="float" office:value="54.9450549450549" calcext:value-type="float">
            <text:p>54.9450549451</text:p>
          </table:table-cell>
          <table:table-cell table:formula="of:=[.I3]/0.5824" office:value-type="float" office:value="60.0961538461539" calcext:value-type="float">
            <text:p>60.0961538462</text:p>
          </table:table-cell>
          <table:table-cell table:formula="of:=[.J3]/0.5824" office:value-type="float" office:value="58.3791208791209" calcext:value-type="float">
            <text:p>58.3791208791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formula="of:=MAX([.B3:.J7])"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table:formula="of:=[.B4]/0.5824" office:value-type="float" office:value="46.3598901098901" calcext:value-type="float">
            <text:p>46.3598901099</text:p>
          </table:table-cell>
          <table:table-cell table:formula="of:=[.C4]/0.5824" office:value-type="float" office:value="58.3791208791209" calcext:value-type="float">
            <text:p>58.3791208791</text:p>
          </table:table-cell>
          <table:table-cell table:formula="of:=[.D4]/0.5824" office:value-type="float" office:value="53.228021978022" calcext:value-type="float">
            <text:p>53.228021978</text:p>
          </table:table-cell>
          <table:table-cell table:formula="of:=[.E4]/0.5824" office:value-type="float" office:value="60.0961538461539" calcext:value-type="float">
            <text:p>60.0961538462</text:p>
          </table:table-cell>
          <table:table-cell table:style-name="ce4" table:formula="of:=[.F4]/0.5824" office:value-type="float" office:value="68.6813186813187" calcext:value-type="float">
            <text:p>68.6813186813</text:p>
          </table:table-cell>
          <table:table-cell table:formula="of:=[.G4]/0.5824" office:value-type="float" office:value="60.0961538461539" calcext:value-type="float">
            <text:p>60.0961538462</text:p>
          </table:table-cell>
          <table:table-cell table:formula="of:=[.H4]/0.5824" office:value-type="float" office:value="56.6620879120879" calcext:value-type="float">
            <text:p>56.6620879121</text:p>
          </table:table-cell>
          <table:table-cell table:formula="of:=[.I4]/0.5824" office:value-type="float" office:value="58.3791208791209" calcext:value-type="float">
            <text:p>58.3791208791</text:p>
          </table:table-cell>
          <table:table-cell table:style-name="ce4" table:formula="of:=[.J4]/0.5824" office:value-type="float" office:value="66.9642857142857" calcext:value-type="float">
            <text:p>66.9642857143</text:p>
          </table:table-cell>
          <table:table-cell table:number-columns-repeated="1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B5]/0.5824" office:value-type="float" office:value="37.7747252747253" calcext:value-type="float">
            <text:p>37.7747252747</text:p>
          </table:table-cell>
          <table:table-cell table:formula="of:=[.C5]/0.5824" office:value-type="float" office:value="58.3791208791209" calcext:value-type="float">
            <text:p>58.3791208791</text:p>
          </table:table-cell>
          <table:table-cell table:formula="of:=[.D5]/0.5824" office:value-type="float" office:value="51.510989010989" calcext:value-type="float">
            <text:p>51.510989011</text:p>
          </table:table-cell>
          <table:table-cell table:formula="of:=[.E5]/0.5824" office:value-type="float" office:value="61.8131868131868" calcext:value-type="float">
            <text:p>61.8131868132</text:p>
          </table:table-cell>
          <table:table-cell table:formula="of:=[.F5]/0.5824" office:value-type="float" office:value="60.0961538461539" calcext:value-type="float">
            <text:p>60.0961538462</text:p>
          </table:table-cell>
          <table:table-cell table:formula="of:=[.G5]/0.5824" office:value-type="float" office:value="60.0961538461539" calcext:value-type="float">
            <text:p>60.0961538462</text:p>
          </table:table-cell>
          <table:table-cell table:formula="of:=[.H5]/0.5824" office:value-type="float" office:value="60.0961538461539" calcext:value-type="float">
            <text:p>60.0961538462</text:p>
          </table:table-cell>
          <table:table-cell table:formula="of:=[.I5]/0.5824" office:value-type="float" office:value="58.3791208791209" calcext:value-type="float">
            <text:p>58.3791208791</text:p>
          </table:table-cell>
          <table:table-cell table:formula="of:=[.J5]/0.5824" office:value-type="float" office:value="56.6620879120879" calcext:value-type="float">
            <text:p>56.6620879121</text:p>
          </table:table-cell>
          <table:table-cell table:number-columns-repeated="11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formula="of:=[.K3]/[.A9]" office:value-type="float" office:value="58.0357142857143" calcext:value-type="float">
            <text:p>58.0357142857</text:p>
          </table:table-cell>
          <table:table-cell office:value-type="float" office:value="400" calcext:value-type="float">
            <text:p>400</text:p>
          </table:table-cell>
          <table:table-cell table:formula="of:=[.B6]/0.5824" office:value-type="float" office:value="60.0961538461539" calcext:value-type="float">
            <text:p>60.0961538462</text:p>
          </table:table-cell>
          <table:table-cell table:formula="of:=[.C6]/0.5824" office:value-type="float" office:value="61.8131868131868" calcext:value-type="float">
            <text:p>61.8131868132</text:p>
          </table:table-cell>
          <table:table-cell table:formula="of:=[.D6]/0.5824" office:value-type="float" office:value="60.0961538461539" calcext:value-type="float">
            <text:p>60.0961538462</text:p>
          </table:table-cell>
          <table:table-cell table:formula="of:=[.E6]/0.5824" office:value-type="float" office:value="56.6620879120879" calcext:value-type="float">
            <text:p>56.6620879121</text:p>
          </table:table-cell>
          <table:table-cell table:formula="of:=[.F6]/0.5824" office:value-type="float" office:value="61.8131868131868" calcext:value-type="float">
            <text:p>61.8131868132</text:p>
          </table:table-cell>
          <table:table-cell table:formula="of:=[.G6]/0.5824" office:value-type="float" office:value="63.5302197802198" calcext:value-type="float">
            <text:p>63.5302197802</text:p>
          </table:table-cell>
          <table:table-cell table:formula="of:=[.H6]/0.5824" office:value-type="float" office:value="60.0961538461539" calcext:value-type="float">
            <text:p>60.0961538462</text:p>
          </table:table-cell>
          <table:table-cell table:formula="of:=[.I6]/0.5824" office:value-type="float" office:value="56.6620879120879" calcext:value-type="float">
            <text:p>56.6620879121</text:p>
          </table:table-cell>
          <table:table-cell table:formula="of:=[.J6]/0.5824" office:value-type="float" office:value="54.9450549450549" calcext:value-type="float">
            <text:p>54.9450549451</text:p>
          </table:table-cell>
          <table:table-cell table:number-columns-repeated="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table:style-name="ce2"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formula="of:=[.K4]/[.A9]" office:value-type="float" office:value="68.6813186813187" calcext:value-type="float">
            <text:p>68.6813186813</text:p>
          </table:table-cell>
          <table:table-cell office:value-type="float" office:value="500" calcext:value-type="float">
            <text:p>500</text:p>
          </table:table-cell>
          <table:table-cell table:formula="of:=[.B7]/0.5824" office:value-type="float" office:value="44.6428571428571" calcext:value-type="float">
            <text:p>44.6428571429</text:p>
          </table:table-cell>
          <table:table-cell table:formula="of:=[.C7]/0.5824" office:value-type="float" office:value="53.228021978022" calcext:value-type="float">
            <text:p>53.228021978</text:p>
          </table:table-cell>
          <table:table-cell table:formula="of:=[.D7]/0.5824" office:value-type="float" office:value="65.2472527472527" calcext:value-type="float">
            <text:p>65.2472527473</text:p>
          </table:table-cell>
          <table:table-cell table:formula="of:=[.E7]/0.5824" office:value-type="float" office:value="61.8131868131868" calcext:value-type="float">
            <text:p>61.8131868132</text:p>
          </table:table-cell>
          <table:table-cell table:style-name="ce4" table:formula="of:=[.F7]/0.5824" office:value-type="float" office:value="65.2472527472527" calcext:value-type="float">
            <text:p>65.2472527473</text:p>
          </table:table-cell>
          <table:table-cell table:formula="of:=[.G7]/0.5824" office:value-type="float" office:value="56.6620879120879" calcext:value-type="float">
            <text:p>56.6620879121</text:p>
          </table:table-cell>
          <table:table-cell table:formula="of:=[.H7]/0.5824" office:value-type="float" office:value="60.0961538461539" calcext:value-type="float">
            <text:p>60.0961538462</text:p>
          </table:table-cell>
          <table:table-cell table:formula="of:=[.I7]/0.5824" office:value-type="float" office:value="58.3791208791209" calcext:value-type="float">
            <text:p>58.3791208791</text:p>
          </table:table-cell>
          <table:table-cell table:formula="of:=[.J7]/0.5824" office:value-type="float" office:value="60.0961538461539" calcext:value-type="float">
            <text:p>60.09615384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uestions seen / total: 152 261 <text:s text:c="2"/>58.24 % </text:p>
          </table:table-cell>
          <table:table-cell table:number-columns-repeated="31"/>
        </table:table-row>
        <table:table-row table:style-name="ro1">
          <table:table-cell office:value-type="float" office:value="0.5824" calcext:value-type="float">
            <text:p>0.5824</text:p>
          </table:table-cell>
          <table:table-cell table:number-columns-repeated="31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Threshold150 Windows</text:p>
          </table:table-cell>
          <table:table-cell table:number-columns-repeated="10"/>
          <table:table-cell office:value-type="string" calcext:value-type="string">
            <text:p>Threshold 150</text:p>
          </table:table-cell>
          <table:table-cell office:value-type="string" calcext:value-type="string">
            <text:p>Window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5" table:formula="of:=AVERAGE([.B13:.J17])" office:value-type="float" office:value="32.5777777777778" calcext:value-type="float">
            <text:p>32.5777777777778</text:p>
          </table:table-cell>
          <table:table-cell office:value-type="float" office:value="100" calcext:value-type="float">
            <text:p>100</text:p>
          </table:table-cell>
          <table:table-cell table:formula="of:=[.B13]/0.567" office:value-type="float" office:value="49.3827160493827" calcext:value-type="float">
            <text:p>49.3827160494</text:p>
          </table:table-cell>
          <table:table-cell table:formula="of:=[.C13]/0.567" office:value-type="float" office:value="52.9100529100529" calcext:value-type="float">
            <text:p>52.9100529101</text:p>
          </table:table-cell>
          <table:table-cell table:formula="of:=[.D13]/0.567" office:value-type="float" office:value="58.2010582010582" calcext:value-type="float">
            <text:p>58.2010582011</text:p>
          </table:table-cell>
          <table:table-cell table:formula="of:=[.E13]/0.567" office:value-type="float" office:value="54.673721340388" calcext:value-type="float">
            <text:p>54.6737213404</text:p>
          </table:table-cell>
          <table:table-cell table:style-name="ce4" table:formula="of:=[.F13]/0.567" office:value-type="float" office:value="63.4920634920635" calcext:value-type="float">
            <text:p>63.4920634921</text:p>
          </table:table-cell>
          <table:table-cell table:style-name="ce4" table:formula="of:=[.G13]/0.567" office:value-type="float" office:value="65.2557319223986" calcext:value-type="float">
            <text:p>65.2557319224</text:p>
          </table:table-cell>
          <table:table-cell table:formula="of:=[.H13]/0.567" office:value-type="float" office:value="56.4373897707231" calcext:value-type="float">
            <text:p>56.4373897707</text:p>
          </table:table-cell>
          <table:table-cell table:formula="of:=[.I13]/0.567" office:value-type="float" office:value="58.2010582010582" calcext:value-type="float">
            <text:p>58.2010582011</text:p>
          </table:table-cell>
          <table:table-cell table:formula="of:=[.J13]/0.567" office:value-type="float" office:value="61.7283950617284" calcext:value-type="float">
            <text:p>61.72839506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.00068236" calcext:value-type="float">
            <text:p>58.00068236</text:p>
          </table:table-cell>
          <table:table-cell table:number-columns-repeated="2" office:value-type="float" office:value="69.94199932" calcext:value-type="float">
            <text:p>69.94199932</text:p>
          </table:table-cell>
          <table:table-cell office:value-type="float" office:value="73.35380416" calcext:value-type="float">
            <text:p>73.35380416</text:p>
          </table:table-cell>
          <table:table-cell office:value-type="float" office:value="68.2360969" calcext:value-type="float">
            <text:p>68.2360969</text:p>
          </table:table-cell>
          <table:table-cell office:value-type="float" office:value="69.94199932" calcext:value-type="float">
            <text:p>69.94199932</text:p>
          </table:table-cell>
          <table:table-cell table:number-columns-repeated="2" office:value-type="float" office:value="71.64790174" calcext:value-type="float">
            <text:p>71.64790174</text:p>
          </table:table-cell>
          <table:table-cell office:value-type="float" office:value="66.53019447" calcext:value-type="float">
            <text:p>66.5301944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MAX([.B13:.J17])"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table:formula="of:=[.B14]/0.567" office:value-type="float" office:value="54.673721340388" calcext:value-type="float">
            <text:p>54.6737213404</text:p>
          </table:table-cell>
          <table:table-cell table:formula="of:=[.C14]/0.567" office:value-type="float" office:value="49.3827160493827" calcext:value-type="float">
            <text:p>49.3827160494</text:p>
          </table:table-cell>
          <table:table-cell table:formula="of:=[.D14]/0.567" office:value-type="float" office:value="54.673721340388" calcext:value-type="float">
            <text:p>54.6737213404</text:p>
          </table:table-cell>
          <table:table-cell table:formula="of:=[.E14]/0.567" office:value-type="float" office:value="52.9100529100529" calcext:value-type="float">
            <text:p>52.9100529101</text:p>
          </table:table-cell>
          <table:table-cell table:style-name="ce4" table:formula="of:=[.F14]/0.567" office:value-type="float" office:value="63.4920634920635" calcext:value-type="float">
            <text:p>63.4920634921</text:p>
          </table:table-cell>
          <table:table-cell table:style-name="ce4" table:formula="of:=[.G14]/0.567" office:value-type="float" office:value="65.2557319223986" calcext:value-type="float">
            <text:p>65.2557319224</text:p>
          </table:table-cell>
          <table:table-cell table:formula="of:=[.H14]/0.567" office:value-type="float" office:value="54.673721340388" calcext:value-type="float">
            <text:p>54.6737213404</text:p>
          </table:table-cell>
          <table:table-cell table:formula="of:=[.I14]/0.567" office:value-type="float" office:value="58.2010582010582" calcext:value-type="float">
            <text:p>58.2010582011</text:p>
          </table:table-cell>
          <table:table-cell table:formula="of:=[.J14]/0.567" office:value-type="float" office:value="58.2010582010582" calcext:value-type="float">
            <text:p>58.201058201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0.0961538461539" calcext:value-type="float">
            <text:p>60.0961538462</text:p>
          </table:table-cell>
          <table:table-cell office:value-type="float" office:value="61.8131868131868" calcext:value-type="float">
            <text:p>61.8131868132</text:p>
          </table:table-cell>
          <table:table-cell office:value-type="float" office:value="65.2472527472527" calcext:value-type="float">
            <text:p>65.2472527473</text:p>
          </table:table-cell>
          <table:table-cell office:value-type="float" office:value="61.8131868131868" calcext:value-type="float">
            <text:p>61.8131868132</text:p>
          </table:table-cell>
          <table:table-cell office:value-type="float" office:value="68.6813186813187" calcext:value-type="float">
            <text:p>68.6813186813</text:p>
          </table:table-cell>
          <table:table-cell office:value-type="float" office:value="63.5302197802198" calcext:value-type="float">
            <text:p>63.5302197802</text:p>
          </table:table-cell>
          <table:table-cell table:number-columns-repeated="2" office:value-type="float" office:value="60.0961538461539" calcext:value-type="float">
            <text:p>60.0961538462</text:p>
          </table:table-cell>
          <table:table-cell office:value-type="float" office:value="66.9642857142857" calcext:value-type="float">
            <text:p>66.96428571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2"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B15]/0.567" office:value-type="float" office:value="52.9100529100529" calcext:value-type="float">
            <text:p>52.9100529101</text:p>
          </table:table-cell>
          <table:table-cell table:formula="of:=[.C15]/0.567" office:value-type="float" office:value="51.1463844797178" calcext:value-type="float">
            <text:p>51.1463844797</text:p>
          </table:table-cell>
          <table:table-cell table:formula="of:=[.D15]/0.567" office:value-type="float" office:value="58.2010582010582" calcext:value-type="float">
            <text:p>58.2010582011</text:p>
          </table:table-cell>
          <table:table-cell table:formula="of:=[.E15]/0.567" office:value-type="float" office:value="59.9647266313933" calcext:value-type="float">
            <text:p>59.9647266314</text:p>
          </table:table-cell>
          <table:table-cell table:style-name="ce4" table:formula="of:=[.F15]/0.567" office:value-type="float" office:value="63.4920634920635" calcext:value-type="float">
            <text:p>63.4920634921</text:p>
          </table:table-cell>
          <table:table-cell table:style-name="ce4" table:formula="of:=[.G15]/0.567" office:value-type="float" office:value="70.5467372134039" calcext:value-type="float">
            <text:p>70.5467372134</text:p>
          </table:table-cell>
          <table:table-cell table:formula="of:=[.H15]/0.567" office:value-type="float" office:value="58.2010582010582" calcext:value-type="float">
            <text:p>58.2010582011</text:p>
          </table:table-cell>
          <table:table-cell table:formula="of:=[.I15]/0.567" office:value-type="float" office:value="54.673721340388" calcext:value-type="float">
            <text:p>54.6737213404</text:p>
          </table:table-cell>
          <table:table-cell table:formula="of:=[.J15]/0.567" office:value-type="float" office:value="61.7283950617284" calcext:value-type="float">
            <text:p>61.7283950617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2" office:value-type="float" office:value="54.67372134" calcext:value-type="float">
            <text:p>54.67372134</text:p>
          </table:table-cell>
          <table:table-cell office:value-type="float" office:value="63.49206349" calcext:value-type="float">
            <text:p>63.49206349</text:p>
          </table:table-cell>
          <table:table-cell office:value-type="float" office:value="65.25573192" calcext:value-type="float">
            <text:p>65.25573192</text:p>
          </table:table-cell>
          <table:table-cell office:value-type="float" office:value="63.49206349" calcext:value-type="float">
            <text:p>63.49206349</text:p>
          </table:table-cell>
          <table:table-cell office:value-type="float" office:value="70.54673721" calcext:value-type="float">
            <text:p>70.54673721</text:p>
          </table:table-cell>
          <table:table-cell table:number-columns-repeated="2" office:value-type="float" office:value="58.2010582" calcext:value-type="float">
            <text:p>58.2010582</text:p>
          </table:table-cell>
          <table:table-cell office:value-type="float" office:value="61.72839506" calcext:value-type="float">
            <text:p>61.7283950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formula="of:=[.K13]/[.A19]" office:value-type="float" office:value="57.4563981971389" calcext:value-type="float">
            <text:p>57.4563981971</text:p>
          </table:table-cell>
          <table:table-cell office:value-type="float" office:value="400" calcext:value-type="float">
            <text:p>400</text:p>
          </table:table-cell>
          <table:table-cell table:formula="of:=[.B16]/0.567" office:value-type="float" office:value="47.6190476190476" calcext:value-type="float">
            <text:p>47.619047619</text:p>
          </table:table-cell>
          <table:table-cell table:formula="of:=[.C16]/0.567" office:value-type="float" office:value="54.673721340388" calcext:value-type="float">
            <text:p>54.6737213404</text:p>
          </table:table-cell>
          <table:table-cell table:formula="of:=[.D16]/0.567" office:value-type="float" office:value="61.7283950617284" calcext:value-type="float">
            <text:p>61.7283950617</text:p>
          </table:table-cell>
          <table:table-cell table:style-name="ce4" table:formula="of:=[.E16]/0.567" office:value-type="float" office:value="63.4920634920635" calcext:value-type="float">
            <text:p>63.4920634921</text:p>
          </table:table-cell>
          <table:table-cell table:formula="of:=[.F16]/0.567" office:value-type="float" office:value="56.4373897707231" calcext:value-type="float">
            <text:p>56.4373897707</text:p>
          </table:table-cell>
          <table:table-cell table:formula="of:=[.G16]/0.567" office:value-type="float" office:value="58.2010582010582" calcext:value-type="float">
            <text:p>58.2010582011</text:p>
          </table:table-cell>
          <table:table-cell table:formula="of:=[.H16]/0.567" office:value-type="float" office:value="54.673721340388" calcext:value-type="float">
            <text:p>54.6737213404</text:p>
          </table:table-cell>
          <table:table-cell table:formula="of:=[.I16]/0.567" office:value-type="float" office:value="58.2010582010582" calcext:value-type="float">
            <text:p>58.2010582011</text:p>
          </table:table-cell>
          <table:table-cell table:formula="of:=[.J16]/0.567" office:value-type="float" office:value="59.9647266313933" calcext:value-type="float">
            <text:p>59.9647266314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8" table:formula="of:=MAX([.B23:.B27])/0.5747" office:value-type="float" office:value="53.9411867061075" calcext:value-type="float">
            <text:p>53.9411867061</text:p>
          </table:table-cell>
          <table:table-cell table:style-name="ce8" table:formula="of:=MAX([.C23:.C27])/0.5747" office:value-type="float" office:value="57.4212632677919" calcext:value-type="float">
            <text:p>57.4212632678</text:p>
          </table:table-cell>
          <table:table-cell table:style-name="ce8" table:formula="of:=MAX([.D23:.D27])/0.5747" office:value-type="float" office:value="53.9411867061075" calcext:value-type="float">
            <text:p>53.9411867061</text:p>
          </table:table-cell>
          <table:table-cell table:style-name="ce8" table:formula="of:=MAX([.E23:.E27])/0.5747" office:value-type="float" office:value="62.6413781103184" calcext:value-type="float">
            <text:p>62.6413781103</text:p>
          </table:table-cell>
          <table:table-cell table:style-name="ce8" table:formula="of:=MAX([.F23:.F27])/0.5747" office:value-type="float" office:value="59.1613015486341" calcext:value-type="float">
            <text:p>59.1613015486</text:p>
          </table:table-cell>
          <table:table-cell table:style-name="ce8" table:formula="of:=MAX([.G23:.G27])/0.5747" office:value-type="float" office:value="59.1613015486341" calcext:value-type="float">
            <text:p>59.1613015486</text:p>
          </table:table-cell>
          <table:table-cell table:style-name="ce8" table:formula="of:=MAX([.H23:.H27])/0.5747" office:value-type="float" office:value="59.1613015486341" calcext:value-type="float">
            <text:p>59.1613015486</text:p>
          </table:table-cell>
          <table:table-cell table:style-name="ce8" table:formula="of:=MAX([.I23:.I27])/0.5747" office:value-type="float" office:value="59.1613015486341" calcext:value-type="float">
            <text:p>59.1613015486</text:p>
          </table:table-cell>
          <table:table-cell table:style-name="ce8" table:formula="of:=MAX([.J23:.J27])/0.5747" office:value-type="float" office:value="62.6413781103184" calcext:value-type="float">
            <text:p>62.641378110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formula="of:=[.K14]/[.A19]" office:value-type="float" office:value="70.5467372134039" calcext:value-type="float">
            <text:p>70.5467372134</text:p>
          </table:table-cell>
          <table:table-cell office:value-type="float" office:value="500" calcext:value-type="float">
            <text:p>500</text:p>
          </table:table-cell>
          <table:table-cell table:formula="of:=[.B17]/0.567" office:value-type="float" office:value="49.3827160493827" calcext:value-type="float">
            <text:p>49.3827160494</text:p>
          </table:table-cell>
          <table:table-cell table:formula="of:=[.C17]/0.567" office:value-type="float" office:value="47.6190476190476" calcext:value-type="float">
            <text:p>47.619047619</text:p>
          </table:table-cell>
          <table:table-cell table:style-name="ce4" table:formula="of:=[.D17]/0.567" office:value-type="float" office:value="63.4920634920635" calcext:value-type="float">
            <text:p>63.4920634921</text:p>
          </table:table-cell>
          <table:table-cell table:style-name="ce4" table:formula="of:=[.E17]/0.567" office:value-type="float" office:value="65.2557319223986" calcext:value-type="float">
            <text:p>65.2557319224</text:p>
          </table:table-cell>
          <table:table-cell table:formula="of:=[.F17]/0.567" office:value-type="float" office:value="59.9647266313933" calcext:value-type="float">
            <text:p>59.9647266314</text:p>
          </table:table-cell>
          <table:table-cell table:formula="of:=[.G17]/0.567" office:value-type="float" office:value="56.4373897707231" calcext:value-type="float">
            <text:p>56.4373897707</text:p>
          </table:table-cell>
          <table:table-cell table:formula="of:=[.H17]/0.567" office:value-type="float" office:value="56.4373897707231" calcext:value-type="float">
            <text:p>56.4373897707</text:p>
          </table:table-cell>
          <table:table-cell table:formula="of:=[.I17]/0.567" office:value-type="float" office:value="51.1463844797178" calcext:value-type="float">
            <text:p>51.1463844797</text:p>
          </table:table-cell>
          <table:table-cell table:formula="of:=[.J17]/0.567" office:value-type="float" office:value="58.2010582010582" calcext:value-type="float">
            <text:p>58.2010582011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8" table:formula="of:=MAX([.B33:.B37])/0.5747" office:value-type="float" office:value="41.7609187402123" calcext:value-type="float">
            <text:p>41.7609187402</text:p>
          </table:table-cell>
          <table:table-cell table:style-name="ce8" table:formula="of:=MAX([.C33:.C37])/0.5747" office:value-type="float" office:value="46.9810335827388" calcext:value-type="float">
            <text:p>46.9810335827</text:p>
          </table:table-cell>
          <table:table-cell table:style-name="ce8" table:formula="of:=MAX([.D33:.D37])/0.5747" office:value-type="float" office:value="52.2011484252654" calcext:value-type="float">
            <text:p>52.2011484253</text:p>
          </table:table-cell>
          <table:table-cell table:style-name="ce8" table:formula="of:=MAX([.E33:.E37])/0.5747" office:value-type="float" office:value="57.4212632677919" calcext:value-type="float">
            <text:p>57.4212632678</text:p>
          </table:table-cell>
          <table:table-cell table:style-name="ce8" table:formula="of:=MAX([.F33:.F37])/0.5747" office:value-type="float" office:value="52.2011484252654" calcext:value-type="float">
            <text:p>52.2011484253</text:p>
          </table:table-cell>
          <table:table-cell table:style-name="ce8" table:formula="of:=MAX([.G33:.G37])/0.5747" office:value-type="float" office:value="55.6812249869497" calcext:value-type="float">
            <text:p>55.6812249869</text:p>
          </table:table-cell>
          <table:table-cell table:style-name="ce8" table:formula="of:=MAX([.H33:.H37])/0.5747" office:value-type="float" office:value="55.6812249869497" calcext:value-type="float">
            <text:p>55.6812249869</text:p>
          </table:table-cell>
          <table:table-cell table:style-name="ce8" table:formula="of:=MAX([.I33:.I37])/0.5747" office:value-type="float" office:value="53.9411867061075" calcext:value-type="float">
            <text:p>53.9411867061</text:p>
          </table:table-cell>
          <table:table-cell table:style-name="ce8" table:formula="of:=MAX([.J33:.J37])/0.5747" office:value-type="float" office:value="52.2011484252654" calcext:value-type="float">
            <text:p>52.2011484253</text:p>
          </table:table-cell>
        </table:table-row>
        <table:table-row table:style-name="ro1">
          <table:table-cell office:value-type="string" calcext:value-type="string">
            <text:p>Questions seen / total: 148 261 <text:s text:c="2"/>56.70 % </text:p>
          </table:table-cell>
          <table:table-cell table:number-columns-repeated="21"/>
          <table:table-cell office:value-type="float" office:value="25" calcext:value-type="float">
            <text:p>25</text:p>
          </table:table-cell>
          <table:table-cell table:style-name="ce8" table:formula="of:=MAX([.B43:.B47])/0.6092" office:value-type="float" office:value="34.4714379514117" calcext:value-type="float">
            <text:p>34.4714379514</text:p>
          </table:table-cell>
          <table:table-cell table:style-name="ce8" table:formula="of:=MAX([.C43:.C47])/0.6092" office:value-type="float" office:value="44.3204202232436" calcext:value-type="float">
            <text:p>44.3204202232</text:p>
          </table:table-cell>
          <table:table-cell table:style-name="ce8" table:formula="of:=MAX([.D43:.D47])/0.6092" office:value-type="float" office:value="49.2449113591595" calcext:value-type="float">
            <text:p>49.2449113592</text:p>
          </table:table-cell>
          <table:table-cell table:style-name="ce8" table:formula="of:=MAX([.E43:.E47])/0.6092" office:value-type="float" office:value="49.2449113591595" calcext:value-type="float">
            <text:p>49.2449113592</text:p>
          </table:table-cell>
          <table:table-cell table:style-name="ce8" table:formula="of:=MAX([.F43:.F47])/0.6092" office:value-type="float" office:value="44.3204202232436" calcext:value-type="float">
            <text:p>44.3204202232</text:p>
          </table:table-cell>
          <table:table-cell table:style-name="ce8" table:formula="of:=MAX([.G43:.G47])/0.6092" office:value-type="float" office:value="47.6034143138542" calcext:value-type="float">
            <text:p>47.6034143139</text:p>
          </table:table-cell>
          <table:table-cell table:style-name="ce8" table:formula="of:=MAX([.H43:.H47])/0.6092" office:value-type="float" office:value="47.6034143138542" calcext:value-type="float">
            <text:p>47.6034143139</text:p>
          </table:table-cell>
          <table:table-cell table:style-name="ce8" table:formula="of:=MAX([.I43:.I47])/0.6092" office:value-type="float" office:value="42.6789231779383" calcext:value-type="float">
            <text:p>42.6789231779</text:p>
          </table:table-cell>
          <table:table-cell table:style-name="ce8" table:formula="of:=MAX([.J43:.J47])/0.6092" office:value-type="float" office:value="41.037426132633" calcext:value-type="float">
            <text:p>41.0374261326</text:p>
          </table:table-cell>
        </table:table-row>
        <table:table-row table:style-name="ro1">
          <table:table-cell office:value-type="float" office:value="0.567" calcext:value-type="float">
            <text:p>0.567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style-name="ce8" table:formula="of:=MAX([.B53:.B57])/0.6513" office:value-type="float" office:value="10.7477352986335" calcext:value-type="float">
            <text:p>10.7477352986</text:p>
          </table:table-cell>
          <table:table-cell table:style-name="ce8" table:formula="of:=MAX([.C53:.C57])/0.6513" office:value-type="float" office:value="23.0308613542146" calcext:value-type="float">
            <text:p>23.0308613542</text:p>
          </table:table-cell>
          <table:table-cell table:style-name="ce8" table:formula="of:=MAX([.D53:.D57])/0.6513" office:value-type="float" office:value="23.0308613542146" calcext:value-type="float">
            <text:p>23.0308613542</text:p>
          </table:table-cell>
          <table:table-cell table:style-name="ce8" table:formula="of:=MAX([.E53:.E57])/0.6513" office:value-type="float" office:value="21.495470597267" calcext:value-type="float">
            <text:p>21.4954705973</text:p>
          </table:table-cell>
          <table:table-cell table:style-name="ce8" table:formula="of:=MAX([.F53:.F57])/0.6513" office:value-type="float" office:value="26.1016428681099" calcext:value-type="float">
            <text:p>26.1016428681</text:p>
          </table:table-cell>
          <table:table-cell table:style-name="ce8" table:formula="of:=MAX([.G53:.G57])/0.6513" office:value-type="float" office:value="19.9600798403194" calcext:value-type="float">
            <text:p>19.9600798403</text:p>
          </table:table-cell>
          <table:table-cell table:style-name="ce8" table:formula="of:=MAX([.H53:.H57])/0.6513" office:value-type="float" office:value="15.3539075694764" calcext:value-type="float">
            <text:p>15.3539075695</text:p>
          </table:table-cell>
          <table:table-cell table:style-name="ce8" table:formula="of:=MAX([.I53:.I57])/0.6513" office:value-type="float" office:value="16.8892983264241" calcext:value-type="float">
            <text:p>16.8892983264</text:p>
          </table:table-cell>
          <table:table-cell table:style-name="ce8" table:formula="of:=MAX([.J53:.J57])/0.6513" office:value-type="float" office:value="13.8185168125288" calcext:value-type="float">
            <text:p>13.8185168125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Threshold100 Windows</text:p>
          </table:table-cell>
          <table:table-cell table:number-columns-repeated="10"/>
          <table:table-cell office:value-type="string" calcext:value-type="string">
            <text:p>Threshold 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style-name="ce5" table:formula="of:=AVERAGE([.B23:.J27])" office:value-type="float" office:value="31.2888888888889" calcext:value-type="float">
            <text:p>31.2888888888889</text:p>
          </table:table-cell>
          <table:table-cell office:value-type="float" office:value="100" calcext:value-type="float">
            <text:p>100</text:p>
          </table:table-cell>
          <table:table-cell office:value-type="float" office:value="49.4711702490618" calcext:value-type="float">
            <text:p>49.4711702491</text:p>
          </table:table-cell>
          <table:table-cell office:value-type="float" office:value="64.8242920504947" calcext:value-type="float">
            <text:p>64.8242920505</text:p>
          </table:table-cell>
          <table:table-cell office:value-type="float" office:value="68.2360968952576" calcext:value-type="float">
            <text:p>68.2360968953</text:p>
          </table:table-cell>
          <table:table-cell table:style-name="ce2" office:value-type="float" office:value="71.6479017400205" calcext:value-type="float">
            <text:p>71.64790174</text:p>
          </table:table-cell>
          <table:table-cell office:value-type="float" office:value="63.1183896281133" calcext:value-type="float">
            <text:p>63.1183896281</text:p>
          </table:table-cell>
          <table:table-cell office:value-type="float" office:value="68.2360968952576" calcext:value-type="float">
            <text:p>68.2360968953</text:p>
          </table:table-cell>
          <table:table-cell table:style-name="ce2" office:value-type="float" office:value="71.6479017400205" calcext:value-type="float">
            <text:p>71.64790174</text:p>
          </table:table-cell>
          <table:table-cell table:number-columns-repeated="2" office:value-type="float" office:value="64.8242920504947" calcext:value-type="float">
            <text:p>64.8242920505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formula="of:=MAX([.B23:.J27])" office:value-type="float" office:value="36" calcext:value-type="float">
            <text:p>36</text:p>
          </table:table-cell>
          <table:table-cell office:value-type="float" office:value="200" calcext:value-type="float">
            <text:p>200</text:p>
          </table:table-cell>
          <table:table-cell office:value-type="float" office:value="47.7652678266803" calcext:value-type="float">
            <text:p>47.7652678267</text:p>
          </table:table-cell>
          <table:table-cell office:value-type="float" office:value="59.7065847833504" calcext:value-type="float">
            <text:p>59.7065847834</text:p>
          </table:table-cell>
          <table:table-cell table:number-columns-repeated="3" office:value-type="float" office:value="68.2360968952576" calcext:value-type="float">
            <text:p>68.2360968953</text:p>
          </table:table-cell>
          <table:table-cell table:style-name="ce2" office:value-type="float" office:value="69.941999317639" calcext:value-type="float">
            <text:p>69.9419993176</text:p>
          </table:table-cell>
          <table:table-cell table:number-columns-repeated="3" office:value-type="float" office:value="66.5301944728761" calcext:value-type="float">
            <text:p>66.5301944729</text:p>
          </table:table-cell>
          <table:table-cell table:number-columns-repeated="1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56.2947799385875" calcext:value-type="float">
            <text:p>56.2947799386</text:p>
          </table:table-cell>
          <table:table-cell office:value-type="float" office:value="59.7065847833504" calcext:value-type="float">
            <text:p>59.7065847834</text:p>
          </table:table-cell>
          <table:table-cell office:value-type="float" office:value="68.2360968952576" calcext:value-type="float">
            <text:p>68.2360968953</text:p>
          </table:table-cell>
          <table:table-cell table:style-name="ce2" office:value-type="float" office:value="73.3538041624019" calcext:value-type="float">
            <text:p>73.3538041624</text:p>
          </table:table-cell>
          <table:table-cell office:value-type="float" office:value="68.2360968952576" calcext:value-type="float">
            <text:p>68.2360968953</text:p>
          </table:table-cell>
          <table:table-cell office:value-type="float" office:value="66.5301944728761" calcext:value-type="float">
            <text:p>66.5301944729</text:p>
          </table:table-cell>
          <table:table-cell table:style-name="ce2" office:value-type="float" office:value="71.6479017400205" calcext:value-type="float">
            <text:p>71.64790174</text:p>
          </table:table-cell>
          <table:table-cell office:value-type="float" office:value="63.1183896281133" calcext:value-type="float">
            <text:p>63.1183896281</text:p>
          </table:table-cell>
          <table:table-cell office:value-type="float" office:value="66.5301944728761" calcext:value-type="float">
            <text:p>66.5301944729</text:p>
          </table:table-cell>
          <table:table-cell table:number-columns-repeated="11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formula="of:=[.K23]/[.A29]" office:value-type="float" office:value="54.4438644316842" calcext:value-type="float">
            <text:p>54.4438644317</text:p>
          </table:table-cell>
          <table:table-cell office:value-type="float" office:value="400" calcext:value-type="float">
            <text:p>400</text:p>
          </table:table-cell>
          <table:table-cell office:value-type="float" office:value="58.0006823609689" calcext:value-type="float">
            <text:p>58.000682361</text:p>
          </table:table-cell>
          <table:table-cell table:number-columns-repeated="2" table:style-name="ce2" office:value-type="float" office:value="69.941999317639" calcext:value-type="float">
            <text:p>69.9419993176</text:p>
          </table:table-cell>
          <table:table-cell table:number-columns-repeated="3" table:style-name="ce2" office:value-type="float" office:value="68.2360968952576" calcext:value-type="float">
            <text:p>68.2360968953</text:p>
          </table:table-cell>
          <table:table-cell table:number-columns-repeated="2" office:value-type="float" office:value="68.2360968952576" calcext:value-type="float">
            <text:p>68.2360968953</text:p>
          </table:table-cell>
          <table:table-cell office:value-type="float" office:value="58.0006823609689" calcext:value-type="float">
            <text:p>58.000682361</text:p>
          </table:table-cell>
          <table:table-cell table:number-columns-repeated="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K24]/[.A29]" office:value-type="float" office:value="62.6413781103184" calcext:value-type="float">
            <text:p>62.6413781103</text:p>
          </table:table-cell>
          <table:table-cell office:value-type="float" office:value="500" calcext:value-type="float">
            <text:p>500</text:p>
          </table:table-cell>
          <table:table-cell office:value-type="float" office:value="56.2947799385875" calcext:value-type="float">
            <text:p>56.2947799386</text:p>
          </table:table-cell>
          <table:table-cell table:number-columns-repeated="2" office:value-type="float" office:value="63.1183896281133" calcext:value-type="float">
            <text:p>63.1183896281</text:p>
          </table:table-cell>
          <table:table-cell office:value-type="float" office:value="66.5301944728761" calcext:value-type="float">
            <text:p>66.5301944729</text:p>
          </table:table-cell>
          <table:table-cell office:value-type="float" office:value="63.1183896281133" calcext:value-type="float">
            <text:p>63.1183896281</text:p>
          </table:table-cell>
          <table:table-cell office:value-type="float" office:value="61.4124872057318" calcext:value-type="float">
            <text:p>61.4124872057</text:p>
          </table:table-cell>
          <table:table-cell office:value-type="float" office:value="68.2360968952576" calcext:value-type="float">
            <text:p>68.2360968953</text:p>
          </table:table-cell>
          <table:table-cell table:style-name="ce2" office:value-type="float" office:value="71.6479017400205" calcext:value-type="float">
            <text:p>71.64790174</text:p>
          </table:table-cell>
          <table:table-cell office:value-type="float" office:value="63.1183896281133" calcext:value-type="float">
            <text:p>63.11838962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uestions seen / total: 150 261 <text:s text:c="2"/>57.47 % </text:p>
          </table:table-cell>
          <table:table-cell table:number-columns-repeated="31"/>
        </table:table-row>
        <table:table-row table:style-name="ro1">
          <table:table-cell office:value-type="float" office:value="0.5747" calcext:value-type="float">
            <text:p>0.5747</text:p>
          </table:table-cell>
          <table:table-cell table:number-columns-repeated="31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Threshold50 Windows</text:p>
          </table:table-cell>
          <table:table-cell table:number-columns-repeated="11"/>
          <table:table-cell table:style-name="ce6"/>
          <table:table-cell table:style-name="ce7" table:number-columns-repeated="9"/>
          <table:table-cell table:number-columns-repeated="10"/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7" table:number-columns-repeated="10"/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style-name="ce5" table:formula="of:=AVERAGE([.B33:.J37])" office:value-type="float" office:value="27.7333333333333" calcext:value-type="float">
            <text:p>27.7333333333333</text:p>
          </table:table-cell>
          <table:table-cell/>
          <table:table-cell table:formula="of:=[.B33]/0.5747" office:value-type="float" office:value="40.0208804593701" calcext:value-type="float">
            <text:p>40.0208804594</text:p>
          </table:table-cell>
          <table:table-cell table:formula="of:=[.C33]/0.5747" office:value-type="float" office:value="41.7609187402123" calcext:value-type="float">
            <text:p>41.7609187402</text:p>
          </table:table-cell>
          <table:table-cell table:formula="of:=[.D33]/0.5747" office:value-type="float" office:value="50.4611101444232" calcext:value-type="float">
            <text:p>50.4611101444</text:p>
          </table:table-cell>
          <table:table-cell table:formula="of:=[.E33]/0.5747" office:value-type="float" office:value="53.9411867061075" calcext:value-type="float">
            <text:p>53.9411867061</text:p>
          </table:table-cell>
          <table:table-cell table:formula="of:=[.F33]/0.5747" office:value-type="float" office:value="50.4611101444232" calcext:value-type="float">
            <text:p>50.4611101444</text:p>
          </table:table-cell>
          <table:table-cell table:formula="of:=[.G33]/0.5747" office:value-type="float" office:value="55.6812249869497" calcext:value-type="float">
            <text:p>55.6812249869</text:p>
          </table:table-cell>
          <table:table-cell table:formula="of:=[.H33]/0.5747" office:value-type="float" office:value="48.721071863581" calcext:value-type="float">
            <text:p>48.7210718636</text:p>
          </table:table-cell>
          <table:table-cell table:formula="of:=[.I33]/0.5747" office:value-type="float" office:value="53.9411867061075" calcext:value-type="float">
            <text:p>53.9411867061</text:p>
          </table:table-cell>
          <table:table-cell table:formula="of:=[.J33]/0.5747" office:value-type="float" office:value="52.2011484252654" calcext:value-type="float">
            <text:p>52.2011484253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formula="of:=MAX([.B33:.J37])" office:value-type="float" office:value="33" calcext:value-type="float">
            <text:p>33</text:p>
          </table:table-cell>
          <table:table-cell/>
          <table:table-cell table:formula="of:=[.B34]/0.5747" office:value-type="float" office:value="41.7609187402123" calcext:value-type="float">
            <text:p>41.7609187402</text:p>
          </table:table-cell>
          <table:table-cell table:formula="of:=[.C34]/0.5747" office:value-type="float" office:value="43.5009570210545" calcext:value-type="float">
            <text:p>43.5009570211</text:p>
          </table:table-cell>
          <table:table-cell table:formula="of:=[.D34]/0.5747" office:value-type="float" office:value="45.2409953018966" calcext:value-type="float">
            <text:p>45.2409953019</text:p>
          </table:table-cell>
          <table:table-cell table:formula="of:=[.E34]/0.5747" office:value-type="float" office:value="57.4212632677919" calcext:value-type="float">
            <text:p>57.4212632678</text:p>
          </table:table-cell>
          <table:table-cell table:formula="of:=[.F34]/0.5747" office:value-type="float" office:value="46.9810335827388" calcext:value-type="float">
            <text:p>46.9810335827</text:p>
          </table:table-cell>
          <table:table-cell table:formula="of:=[.G34]/0.5747" office:value-type="float" office:value="45.2409953018966" calcext:value-type="float">
            <text:p>45.2409953019</text:p>
          </table:table-cell>
          <table:table-cell table:formula="of:=[.H34]/0.5747" office:value-type="float" office:value="55.6812249869497" calcext:value-type="float">
            <text:p>55.6812249869</text:p>
          </table:table-cell>
          <table:table-cell table:formula="of:=[.I34]/0.5747" office:value-type="float" office:value="48.721071863581" calcext:value-type="float">
            <text:p>48.7210718636</text:p>
          </table:table-cell>
          <table:table-cell table:formula="of:=[.J34]/0.5747" office:value-type="float" office:value="45.2409953018966" calcext:value-type="float">
            <text:p>45.2409953019</text:p>
          </table:table-cell>
          <table:table-cell table:style-name="ce7"/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B35]/0.5747" office:value-type="float" office:value="36.5408038976857" calcext:value-type="float">
            <text:p>36.5408038977</text:p>
          </table:table-cell>
          <table:table-cell table:formula="of:=[.C35]/0.5747" office:value-type="float" office:value="46.9810335827388" calcext:value-type="float">
            <text:p>46.9810335827</text:p>
          </table:table-cell>
          <table:table-cell table:formula="of:=[.D35]/0.5747" office:value-type="float" office:value="52.2011484252654" calcext:value-type="float">
            <text:p>52.2011484253</text:p>
          </table:table-cell>
          <table:table-cell table:formula="of:=[.E35]/0.5747" office:value-type="float" office:value="57.4212632677919" calcext:value-type="float">
            <text:p>57.4212632678</text:p>
          </table:table-cell>
          <table:table-cell table:formula="of:=[.F35]/0.5747" office:value-type="float" office:value="46.9810335827388" calcext:value-type="float">
            <text:p>46.9810335827</text:p>
          </table:table-cell>
          <table:table-cell table:formula="of:=[.G35]/0.5747" office:value-type="float" office:value="52.2011484252654" calcext:value-type="float">
            <text:p>52.2011484253</text:p>
          </table:table-cell>
          <table:table-cell table:formula="of:=[.H35]/0.5747" office:value-type="float" office:value="52.2011484252654" calcext:value-type="float">
            <text:p>52.2011484253</text:p>
          </table:table-cell>
          <table:table-cell table:formula="of:=[.I35]/0.5747" office:value-type="float" office:value="50.4611101444232" calcext:value-type="float">
            <text:p>50.4611101444</text:p>
          </table:table-cell>
          <table:table-cell table:formula="of:=[.J35]/0.5747" office:value-type="float" office:value="46.9810335827388" calcext:value-type="float">
            <text:p>46.9810335827</text:p>
          </table:table-cell>
          <table:table-cell table:number-columns-repeated="11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formula="of:=[.K33]/[.A39]" office:value-type="float" office:value="48.2570616553564" calcext:value-type="float">
            <text:p>48.2570616554</text:p>
          </table:table-cell>
          <table:table-cell/>
          <table:table-cell table:formula="of:=[.B36]/0.5747" office:value-type="float" office:value="40.0208804593701" calcext:value-type="float">
            <text:p>40.0208804594</text:p>
          </table:table-cell>
          <table:table-cell table:formula="of:=[.C36]/0.5747" office:value-type="float" office:value="41.7609187402123" calcext:value-type="float">
            <text:p>41.7609187402</text:p>
          </table:table-cell>
          <table:table-cell table:formula="of:=[.D36]/0.5747" office:value-type="float" office:value="52.2011484252654" calcext:value-type="float">
            <text:p>52.2011484253</text:p>
          </table:table-cell>
          <table:table-cell table:formula="of:=[.E36]/0.5747" office:value-type="float" office:value="46.9810335827388" calcext:value-type="float">
            <text:p>46.9810335827</text:p>
          </table:table-cell>
          <table:table-cell table:formula="of:=[.F36]/0.5747" office:value-type="float" office:value="52.2011484252654" calcext:value-type="float">
            <text:p>52.2011484253</text:p>
          </table:table-cell>
          <table:table-cell table:formula="of:=[.G36]/0.5747" office:value-type="float" office:value="46.9810335827388" calcext:value-type="float">
            <text:p>46.9810335827</text:p>
          </table:table-cell>
          <table:table-cell table:formula="of:=[.H36]/0.5747" office:value-type="float" office:value="48.721071863581" calcext:value-type="float">
            <text:p>48.7210718636</text:p>
          </table:table-cell>
          <table:table-cell table:formula="of:=[.I36]/0.5747" office:value-type="float" office:value="48.721071863581" calcext:value-type="float">
            <text:p>48.7210718636</text:p>
          </table:table-cell>
          <table:table-cell table:formula="of:=[.J36]/0.5747" office:value-type="float" office:value="45.2409953018966" calcext:value-type="float">
            <text:p>45.2409953019</text:p>
          </table:table-cell>
          <table:table-cell table:number-columns-repeated="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K34]/[.A39]" office:value-type="float" office:value="57.4212632677919" calcext:value-type="float">
            <text:p>57.4212632678</text:p>
          </table:table-cell>
          <table:table-cell/>
          <table:table-cell table:formula="of:=[.B37]/0.5747" office:value-type="float" office:value="41.7609187402123" calcext:value-type="float">
            <text:p>41.7609187402</text:p>
          </table:table-cell>
          <table:table-cell table:formula="of:=[.C37]/0.5747" office:value-type="float" office:value="46.9810335827388" calcext:value-type="float">
            <text:p>46.9810335827</text:p>
          </table:table-cell>
          <table:table-cell table:formula="of:=[.D37]/0.5747" office:value-type="float" office:value="52.2011484252654" calcext:value-type="float">
            <text:p>52.2011484253</text:p>
          </table:table-cell>
          <table:table-cell table:formula="of:=[.E37]/0.5747" office:value-type="float" office:value="52.2011484252654" calcext:value-type="float">
            <text:p>52.2011484253</text:p>
          </table:table-cell>
          <table:table-cell table:formula="of:=[.F37]/0.5747" office:value-type="float" office:value="46.9810335827388" calcext:value-type="float">
            <text:p>46.9810335827</text:p>
          </table:table-cell>
          <table:table-cell table:formula="of:=[.G37]/0.5747" office:value-type="float" office:value="48.721071863581" calcext:value-type="float">
            <text:p>48.7210718636</text:p>
          </table:table-cell>
          <table:table-cell table:formula="of:=[.H37]/0.5747" office:value-type="float" office:value="52.2011484252654" calcext:value-type="float">
            <text:p>52.2011484253</text:p>
          </table:table-cell>
          <table:table-cell table:formula="of:=[.I37]/0.5747" office:value-type="float" office:value="45.2409953018966" calcext:value-type="float">
            <text:p>45.2409953019</text:p>
          </table:table-cell>
          <table:table-cell table:formula="of:=[.J37]/0.5747" office:value-type="float" office:value="43.5009570210545" calcext:value-type="float">
            <text:p>43.50095702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uestions seen / total: 150 261 <text:s text:c="2"/>57.47 % </text:p>
          </table:table-cell>
          <table:table-cell table:number-columns-repeated="31"/>
        </table:table-row>
        <table:table-row table:style-name="ro1">
          <table:table-cell office:value-type="float" office:value="0.5747" calcext:value-type="float">
            <text:p>0.5747</text:p>
          </table:table-cell>
          <table:table-cell table:number-columns-repeated="31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Threshold25 Windows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style-name="ce5" table:formula="of:=AVERAGE([.B43:.J47])" office:value-type="float" office:value="24.4222222222222" calcext:value-type="float">
            <text:p>24.4222222222222</text:p>
          </table:table-cell>
          <table:table-cell table:number-columns-repeated="2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formula="of:=MAX([.B43:.J47])" office:value-type="float" office:value="30" calcext:value-type="float">
            <text:p>30</text:p>
          </table:table-cell>
          <table:table-cell table:number-columns-repeated="2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formula="of:=[.K43]/[.A49]" office:value-type="float" office:value="40.0890056175677" calcext:value-type="float">
            <text:p>40.0890056176</text:p>
          </table:table-cell>
          <table:table-cell table:number-columns-repeated="2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K44]/[.A49]" office:value-type="float" office:value="49.2449113591595" calcext:value-type="float">
            <text:p>49.244911359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uestions seen / total: 159 261 <text:s text:c="2"/>60.92 % </text:p>
          </table:table-cell>
          <table:table-cell table:number-columns-repeated="31"/>
        </table:table-row>
        <table:table-row table:style-name="ro1">
          <table:table-cell office:value-type="float" office:value="0.6092" calcext:value-type="float">
            <text:p>0.6092</text:p>
          </table:table-cell>
          <table:table-cell table:number-columns-repeated="31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Threshold10Windows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5" table:formula="of:=AVERAGE([.B53:.J57])" office:value-type="float" office:value="9.37777777777778" calcext:value-type="float">
            <text:p>9.37777777777778</text:p>
          </table:table-cell>
          <table:table-cell table:number-columns-repeated="2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MAX([.B53:.J57])" office:value-type="float" office:value="17" calcext:value-type="float">
            <text:p>17</text:p>
          </table:table-cell>
          <table:table-cell table:number-columns-repeated="2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K53]/[.A59]" office:value-type="float" office:value="14.398553320709" calcext:value-type="float">
            <text:p>14.3985533207</text:p>
          </table:table-cell>
          <table:table-cell table:number-columns-repeated="2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K54]/[.A59]" office:value-type="float" office:value="26.1016428681099" calcext:value-type="float">
            <text:p>26.101642868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uestions seen / total: 170 261 <text:s text:c="2"/>65.13 % </text:p>
          </table:table-cell>
          <table:table-cell table:number-columns-repeated="31"/>
        </table:table-row>
        <table:table-row table:style-name="ro1">
          <table:table-cell office:value-type="float" office:value="0.6513" calcext:value-type="float">
            <text:p>0.6513</text:p>
          </table:table-cell>
          <table:table-cell table:number-columns-repeated="31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Threshold0 Windows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5" table:formula="of:=AVERAGE([.B63:.J67])" office:value-type="float" office:value="38.2444444444444" calcext:value-type="float">
            <text:p>38.2444444444444</text:p>
          </table:table-cell>
          <table:table-cell/>
          <table:table-cell table:formula="of:=[.B63]/0.5862" office:value-type="float" office:value="49.4711702490618" calcext:value-type="float">
            <text:p>49.4711702491</text:p>
          </table:table-cell>
          <table:table-cell table:formula="of:=[.C63]/0.5862" office:value-type="float" office:value="64.8242920504947" calcext:value-type="float">
            <text:p>64.8242920505</text:p>
          </table:table-cell>
          <table:table-cell table:formula="of:=[.D63]/0.5862" office:value-type="float" office:value="68.2360968952576" calcext:value-type="float">
            <text:p>68.2360968953</text:p>
          </table:table-cell>
          <table:table-cell table:style-name="ce2" table:formula="of:=[.E63]/0.5862" office:value-type="float" office:value="71.6479017400205" calcext:value-type="float">
            <text:p>71.64790174</text:p>
          </table:table-cell>
          <table:table-cell table:formula="of:=[.F63]/0.5862" office:value-type="float" office:value="63.1183896281133" calcext:value-type="float">
            <text:p>63.1183896281</text:p>
          </table:table-cell>
          <table:table-cell table:formula="of:=[.G63]/0.5862" office:value-type="float" office:value="68.2360968952576" calcext:value-type="float">
            <text:p>68.2360968953</text:p>
          </table:table-cell>
          <table:table-cell table:style-name="ce2" table:formula="of:=[.H63]/0.5862" office:value-type="float" office:value="71.6479017400205" calcext:value-type="float">
            <text:p>71.64790174</text:p>
          </table:table-cell>
          <table:table-cell table:formula="of:=[.I63]/0.5862" office:value-type="float" office:value="64.8242920504947" calcext:value-type="float">
            <text:p>64.8242920505</text:p>
          </table:table-cell>
          <table:table-cell table:formula="of:=[.J63]/0.5862" office:value-type="float" office:value="64.8242920504947" calcext:value-type="float">
            <text:p>64.8242920505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39" calcext:value-type="float">
            <text:p>39</text:p>
          </table:table-cell>
          <table:table-cell table:formula="of:=MAX([.B63:.J67])" office:value-type="float" office:value="43" calcext:value-type="float">
            <text:p>43</text:p>
          </table:table-cell>
          <table:table-cell/>
          <table:table-cell table:formula="of:=[.B64]/0.5862" office:value-type="float" office:value="47.7652678266803" calcext:value-type="float">
            <text:p>47.7652678267</text:p>
          </table:table-cell>
          <table:table-cell table:formula="of:=[.C64]/0.5862" office:value-type="float" office:value="59.7065847833504" calcext:value-type="float">
            <text:p>59.7065847834</text:p>
          </table:table-cell>
          <table:table-cell table:formula="of:=[.D64]/0.5862" office:value-type="float" office:value="68.2360968952576" calcext:value-type="float">
            <text:p>68.2360968953</text:p>
          </table:table-cell>
          <table:table-cell table:formula="of:=[.E64]/0.5862" office:value-type="float" office:value="68.2360968952576" calcext:value-type="float">
            <text:p>68.2360968953</text:p>
          </table:table-cell>
          <table:table-cell table:formula="of:=[.F64]/0.5862" office:value-type="float" office:value="68.2360968952576" calcext:value-type="float">
            <text:p>68.2360968953</text:p>
          </table:table-cell>
          <table:table-cell table:style-name="ce2" table:formula="of:=[.G64]/0.5862" office:value-type="float" office:value="69.941999317639" calcext:value-type="float">
            <text:p>69.9419993176</text:p>
          </table:table-cell>
          <table:table-cell table:formula="of:=[.H64]/0.5862" office:value-type="float" office:value="66.5301944728761" calcext:value-type="float">
            <text:p>66.5301944729</text:p>
          </table:table-cell>
          <table:table-cell table:formula="of:=[.I64]/0.5862" office:value-type="float" office:value="66.5301944728761" calcext:value-type="float">
            <text:p>66.5301944729</text:p>
          </table:table-cell>
          <table:table-cell table:formula="of:=[.J64]/0.5862" office:value-type="float" office:value="66.5301944728761" calcext:value-type="float">
            <text:p>66.5301944729</text:p>
          </table:table-cell>
          <table:table-cell table:number-columns-repeated="1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[.B65]/0.5862" office:value-type="float" office:value="56.2947799385875" calcext:value-type="float">
            <text:p>56.2947799386</text:p>
          </table:table-cell>
          <table:table-cell table:formula="of:=[.C65]/0.5862" office:value-type="float" office:value="59.7065847833504" calcext:value-type="float">
            <text:p>59.7065847834</text:p>
          </table:table-cell>
          <table:table-cell table:formula="of:=[.D65]/0.5862" office:value-type="float" office:value="68.2360968952576" calcext:value-type="float">
            <text:p>68.2360968953</text:p>
          </table:table-cell>
          <table:table-cell table:style-name="ce2" table:formula="of:=[.E65]/0.5862" office:value-type="float" office:value="73.3538041624019" calcext:value-type="float">
            <text:p>73.3538041624</text:p>
          </table:table-cell>
          <table:table-cell table:formula="of:=[.F65]/0.5862" office:value-type="float" office:value="68.2360968952576" calcext:value-type="float">
            <text:p>68.2360968953</text:p>
          </table:table-cell>
          <table:table-cell table:formula="of:=[.G65]/0.5862" office:value-type="float" office:value="66.5301944728761" calcext:value-type="float">
            <text:p>66.5301944729</text:p>
          </table:table-cell>
          <table:table-cell table:style-name="ce2" table:formula="of:=[.H65]/0.5862" office:value-type="float" office:value="71.6479017400205" calcext:value-type="float">
            <text:p>71.64790174</text:p>
          </table:table-cell>
          <table:table-cell table:formula="of:=[.I65]/0.5862" office:value-type="float" office:value="63.1183896281133" calcext:value-type="float">
            <text:p>63.1183896281</text:p>
          </table:table-cell>
          <table:table-cell table:formula="of:=[.J65]/0.5862" office:value-type="float" office:value="66.5301944728761" calcext:value-type="float">
            <text:p>66.5301944729</text:p>
          </table:table-cell>
          <table:table-cell table:number-columns-repeated="11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table:formula="of:=[.K63]/[.A69]" office:value-type="float" office:value="65.2412904204102" calcext:value-type="float">
            <text:p>65.2412904204</text:p>
          </table:table-cell>
          <table:table-cell/>
          <table:table-cell table:formula="of:=[.B66]/0.5862" office:value-type="float" office:value="58.0006823609689" calcext:value-type="float">
            <text:p>58.000682361</text:p>
          </table:table-cell>
          <table:table-cell table:style-name="ce2" table:formula="of:=[.C66]/0.5862" office:value-type="float" office:value="69.941999317639" calcext:value-type="float">
            <text:p>69.9419993176</text:p>
          </table:table-cell>
          <table:table-cell table:style-name="ce2" table:formula="of:=[.D66]/0.5862" office:value-type="float" office:value="69.941999317639" calcext:value-type="float">
            <text:p>69.9419993176</text:p>
          </table:table-cell>
          <table:table-cell table:style-name="ce2" table:formula="of:=[.E66]/0.5862" office:value-type="float" office:value="68.2360968952576" calcext:value-type="float">
            <text:p>68.2360968953</text:p>
          </table:table-cell>
          <table:table-cell table:style-name="ce2" table:formula="of:=[.F66]/0.5862" office:value-type="float" office:value="68.2360968952576" calcext:value-type="float">
            <text:p>68.2360968953</text:p>
          </table:table-cell>
          <table:table-cell table:style-name="ce2" table:formula="of:=[.G66]/0.5862" office:value-type="float" office:value="68.2360968952576" calcext:value-type="float">
            <text:p>68.2360968953</text:p>
          </table:table-cell>
          <table:table-cell table:formula="of:=[.H66]/0.5862" office:value-type="float" office:value="68.2360968952576" calcext:value-type="float">
            <text:p>68.2360968953</text:p>
          </table:table-cell>
          <table:table-cell table:formula="of:=[.I66]/0.5862" office:value-type="float" office:value="68.2360968952576" calcext:value-type="float">
            <text:p>68.2360968953</text:p>
          </table:table-cell>
          <table:table-cell table:formula="of:=[.J66]/0.5862" office:value-type="float" office:value="58.0006823609689" calcext:value-type="float">
            <text:p>58.000682361</text:p>
          </table:table-cell>
          <table:table-cell table:number-columns-repeated="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formula="of:=[.K64]/[.A69]" office:value-type="float" office:value="73.3538041624019" calcext:value-type="float">
            <text:p>73.3538041624</text:p>
          </table:table-cell>
          <table:table-cell/>
          <table:table-cell table:formula="of:=[.B67]/0.5862" office:value-type="float" office:value="56.2947799385875" calcext:value-type="float">
            <text:p>56.2947799386</text:p>
          </table:table-cell>
          <table:table-cell table:formula="of:=[.C67]/0.5862" office:value-type="float" office:value="63.1183896281133" calcext:value-type="float">
            <text:p>63.1183896281</text:p>
          </table:table-cell>
          <table:table-cell table:formula="of:=[.D67]/0.5862" office:value-type="float" office:value="63.1183896281133" calcext:value-type="float">
            <text:p>63.1183896281</text:p>
          </table:table-cell>
          <table:table-cell table:formula="of:=[.E67]/0.5862" office:value-type="float" office:value="66.5301944728761" calcext:value-type="float">
            <text:p>66.5301944729</text:p>
          </table:table-cell>
          <table:table-cell table:formula="of:=[.F67]/0.5862" office:value-type="float" office:value="63.1183896281133" calcext:value-type="float">
            <text:p>63.1183896281</text:p>
          </table:table-cell>
          <table:table-cell table:formula="of:=[.G67]/0.5862" office:value-type="float" office:value="61.4124872057318" calcext:value-type="float">
            <text:p>61.4124872057</text:p>
          </table:table-cell>
          <table:table-cell table:formula="of:=[.H67]/0.5862" office:value-type="float" office:value="68.2360968952576" calcext:value-type="float">
            <text:p>68.2360968953</text:p>
          </table:table-cell>
          <table:table-cell table:style-name="ce2" table:formula="of:=[.I67]/0.5862" office:value-type="float" office:value="71.6479017400205" calcext:value-type="float">
            <text:p>71.64790174</text:p>
          </table:table-cell>
          <table:table-cell table:formula="of:=[.J67]/0.5862" office:value-type="float" office:value="63.1183896281133" calcext:value-type="float">
            <text:p>63.11838962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uestions seen / total: 153 261 <text:s text:c="2"/>58.62 % </text:p>
          </table:table-cell>
          <table:table-cell table:number-columns-repeated="31"/>
        </table:table-row>
        <table:table-row table:style-name="ro1">
          <table:table-cell office:value-type="float" office:value="0.5862" calcext:value-type="float">
            <text:p>0.5862</text:p>
          </table:table-cell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5T20:32:40.566360172</dc:date>
    <meta:generator>LibreOffice/4.2.8.2$Linux_X86_64 LibreOffice_project/420m0$Build-2</meta:generator>
    <meta:editing-duration>PT34M8S</meta:editing-duration>
    <meta:editing-cycles>3</meta:editing-cycles>
    <meta:document-statistic meta:table-count="1" meta:cell-count="820" meta:object-count="0"/>
  </office:meta>
</office:document-meta>
</file>